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00000006080A0525099010D9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753cm"/>
    </style:style>
    <style:style style:name="Tabla1.B" style:family="table-column">
      <style:table-column-properties style:column-width="14.247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B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Standard">
      <style:paragraph-properties fo:break-before="page"/>
      <style:text-properties fo:font-variant="normal" fo:text-transform="none" fo:color="#000000" loext:opacity="100%" style:font-name="Helvetica" fo:font-size="9.75pt" fo:letter-spacing="normal" fo:font-style="normal" fo:font-weight="normal" officeooo:rsid="002bbdfd" officeooo:paragraph-rsid="002e12ce" loext:padding="0.049cm" loext:border="0.06pt solid #d9d9e3"/>
    </style:style>
    <style:style style:name="P2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bbdfd" officeooo:paragraph-rsid="002e12ce"/>
    </style:style>
    <style:style style:name="P3" style:family="paragraph" style:parent-style-name="Standard">
      <style:text-properties officeooo:rsid="0019296c" officeooo:paragraph-rsid="0019296c"/>
    </style:style>
    <style:style style:name="P4" style:family="paragraph" style:parent-style-name="Text_20_body">
      <style:text-properties loext:padding="0.049cm" loext:border="0.06pt solid #d9d9e3"/>
    </style:style>
    <style:style style:name="P5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6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7" style:family="paragraph" style:parent-style-name="Text_20_body">
      <style:paragraph-properties fo:padding="0.049cm" fo:border="0.06pt solid #d9d9e3"/>
    </style:style>
    <style:style style:name="P8" style:family="paragraph" style:parent-style-name="Preformatted_20_Text" style:list-style-name="L1">
      <style:paragraph-properties fo:margin-top="0cm" fo:margin-bottom="0.499cm" style:contextual-spacing="false" fo:padding="0.049cm" fo:border="0.06pt solid #d9d9e3"/>
    </style:style>
    <style:style style:name="P9" style:family="paragraph" style:parent-style-name="Preformatted_20_Text" style:list-style-name="L1">
      <style:paragraph-properties fo:padding="0.049cm" fo:border="0.06pt solid #d9d9e3"/>
    </style:style>
    <style:style style:name="P10" style:family="paragraph" style:parent-style-name="Preformatted_20_Text" style:list-style-name="L1">
      <style:paragraph-properties fo:padding="0.049cm" fo:border="0.06pt solid #d9d9e3"/>
      <style:text-properties loext:padding="0.049cm" loext:border="0.06pt solid #d9d9e3"/>
    </style:style>
    <style:style style:name="P11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bbdfd" officeooo:paragraph-rsid="002e12ce"/>
    </style:style>
    <style:style style:name="P12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bbdfd" officeooo:paragraph-rsid="002e12ce" loext:padding="0.049cm" loext:border="0.06pt solid #d9d9e3"/>
    </style:style>
    <style:style style:name="P13" style:family="paragraph" style:parent-style-name="Text_20_body">
      <style:paragraph-properties fo:padding="0.049cm" fo:border="0.06pt solid #d9d9e3"/>
    </style:style>
    <style:style style:name="P14" style:family="paragraph" style:parent-style-name="Text_20_body">
      <style:text-properties fo:font-variant="normal" fo:text-transform="none" fo:color="#000000" loext:opacity="100%" style:font-name="Helvetica" fo:font-size="9.75pt" fo:letter-spacing="normal" fo:font-style="normal" fo:font-weight="normal" officeooo:rsid="002bbdfd" officeooo:paragraph-rsid="002e12ce"/>
    </style:style>
    <style:style style:name="P15" style:family="paragraph" style:parent-style-name="Text_20_body" style:list-style-name="L1">
      <style:paragraph-properties fo:padding="0.049cm" fo:border="0.06pt solid #d9d9e3"/>
    </style:style>
    <style:style style:name="P16" style:family="paragraph" style:parent-style-name="Text_20_body" style:list-style-name="L1">
      <style:paragraph-properties fo:padding="0.049cm" fo:border="0.06pt solid #d9d9e3"/>
      <style:text-properties loext:padding="0.049cm" loext:border="0.06pt solid #d9d9e3"/>
    </style:style>
    <style:style style:name="P17" style:family="paragraph" style:parent-style-name="Text_20_body">
      <style:text-properties loext:padding="0.049cm" loext:border="0.06pt solid #d9d9e3"/>
    </style:style>
    <style:style style:name="P18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19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26fc85"/>
    </style:style>
    <style:style style:name="T3" style:family="text">
      <style:text-properties officeooo:rsid="002e7561"/>
    </style:style>
    <style:style style:name="T4" style:family="text">
      <style:text-properties officeooo:rsid="0032915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PIC<text:span text:style-name="T2">2</text:span> – exámenes <text:span text:style-name="T2">2</text:span>01-<text:span text:style-name="T2">2</text:span>02 – clase 0<text:span text:style-name="T4">4</text:span></text:p>
      <text:p text:style-name="P2"/>
      <text:p text:style-name="P2"><text:line-break/><text:span text:style-name="T4">NETWORKING</text:span></text:p>
      <text:p text:style-name="P2"/>
      <text:p text:style-name="P14">Claro, aquí tienes un listado en formato de tabla que describe brevemente cada una de las herramientas de Linux que mencionaste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Herramienta</text:p>
            </table:table-cell>
            <table:table-cell table:style-name="Tabla1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2" office:value-type="string">
            <text:p text:style-name="Table_20_Contents"><text:span text:style-name="Source_20_Text"><text:span text:style-name="T1">arp</text:span></text:span></text:p>
          </table:table-cell>
          <table:table-cell table:style-name="Tabla1.B2" office:value-type="string">
            <text:p text:style-name="Table_20_Contents">Muestra y manipula las tablas de resolución de direcciones IP a direcciones MAC en el sistema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traceroute</text:span></text:span></text:p>
          </table:table-cell>
          <table:table-cell table:style-name="Tabla1.B2" office:value-type="string">
            <text:p text:style-name="Table_20_Contents">Rastrea la ruta que toma un paquete a través de la red para llegar a su destino, mostrando cada salto en el camino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tr</text:span></text:span></text:p>
          </table:table-cell>
          <table:table-cell table:style-name="Tabla1.B2" office:value-type="string">
            <text:p text:style-name="Table_20_Contents">Combinación de <text:span text:style-name="Source_20_Text"><text:span text:style-name="T1">traceroute</text:span></text:span> y <text:span text:style-name="Source_20_Text"><text:span text:style-name="T1">ping</text:span></text:span> que muestra información detallada sobre la ruta y el rendimiento de la red entre el host local y un destino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netstat</text:span></text:span></text:p>
          </table:table-cell>
          <table:table-cell table:style-name="Tabla1.B2" office:value-type="string">
            <text:p text:style-name="Table_20_Contents">Muestra información sobre las conexiones de red, tablas de enrutamiento, estadísticas de interfaces, masquerade connections y mucho más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route</text:span></text:span></text:p>
          </table:table-cell>
          <table:table-cell table:style-name="Tabla1.B2" office:value-type="string">
            <text:p text:style-name="Table_20_Contents">Muestra y manipula la tabla de enrutamiento del kernel. Puede utilizarse para ver y configurar las rutas de red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ss</text:span></text:span></text:p>
          </table:table-cell>
          <table:table-cell table:style-name="Tabla1.B2" office:value-type="string">
            <text:p text:style-name="Table_20_Contents">Herramienta similar a <text:span text:style-name="Source_20_Text"><text:span text:style-name="T1">netstat</text:span></text:span> que muestra estadísticas de red, conexiones y enrutamiento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ping</text:span></text:span></text:p>
          </table:table-cell>
          <table:table-cell table:style-name="Tabla1.B2" office:value-type="string">
            <text:p text:style-name="Table_20_Contents">Envía paquetes ICMP Echo Request a un host para verificar la conectividad de red y medir el tiempo de ida y vuelta (latencia)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tcpdump</text:span></text:span></text:p>
          </table:table-cell>
          <table:table-cell table:style-name="Tabla1.B2" office:value-type="string">
            <text:p text:style-name="Table_20_Contents">Herramienta de captura y análisis de paquetes en una red. Permite interceptar y mostrar los paquetes que pasan por una interfaz de red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dig</text:span></text:span></text:p>
          </table:table-cell>
          <table:table-cell table:style-name="Tabla1.B2" office:value-type="string">
            <text:p text:style-name="Table_20_Contents">Herramienta de línea de comandos para hacer consultas DNS. Permite buscar información sobre los registros DNS de un dominio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nslookup</text:span></text:span></text:p>
          </table:table-cell>
          <table:table-cell table:style-name="Tabla1.B2" office:value-type="string">
            <text:p text:style-name="Table_20_Contents">Herramienta de línea de comandos para consultar servidores DNS y obtener información sobre nombres de dominio y direcciones IP.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netcat</text:span></text:span></text:p>
          </table:table-cell>
          <table:table-cell table:style-name="Tabla1.B2" office:value-type="string">
            <text:p text:style-name="Table_20_Contents">Utilidad para leer y escribir datos a través de conexiones de red, utilizando el protocolo TCP o UDP. Se utiliza para transferir datos y crear conexiones de red.</text:p>
          </table:table-cell>
        </table:table-row>
      </table:table>
      <text:p text:style-name="P7">Recuerda que estos comandos pueden variar ligeramente en función de la distribución de Linux que estés utilizando y de las versiones específicas de las herramientas.</text:p>
      <text:p text:style-name="P12">Procedimiento de instalación de dhcpd en redhat </text:p>
      <text:p text:style-name="P7"><text:span text:style-name="T1">En sistemas Red Hat y distribuciones basadas en Red Hat, el servicio de DHCP se proporciona a través del paquete </text:span><text:span text:style-name="Source_20_Text"><text:span text:style-name="T1">dhcpd</text:span></text:span><text:span text:style-name="T1">. Aquí está el procedimiento básico para instalar y configurar el servidor DHCP en un sistema Red Hat:</text:span></text:p>
      <text:list text:style-name="L1">
        <text:list-item>
          <text:p text:style-name="P15"><text:span text:style-name="Strong_20_Emphasis"><text:span text:style-name="T1">Actualizar el sistema:</text:span></text:span><text:span text:style-name="T1"> Antes de instalar nuevos paquetes, es una buena práctica asegurarse de que el sistema esté completamente actualizado:</text:span></text:p>
          <text:p text:style-name="P10">bashCopy code</text:p>
          <text:p text:style-name="P8"><text:span text:style-name="Source_20_Text"><text:span text:style-name="T1">sudo yum update</text:span></text:span></text:p>
        </text:list-item>
        <text:list-item>
          <text:p text:style-name="P15"><text:span text:style-name="Strong_20_Emphasis"><text:span text:style-name="T1">Instalar el paquete </text:span></text:span><text:span text:style-name="Strong_20_Emphasis"><text:span text:style-name="Source_20_Text"><text:span text:style-name="T1">dhcpd</text:span></text:span></text:span><text:span text:style-name="Strong_20_Emphasis"><text:span text:style-name="T1">:</text:span></text:span><text:span text:style-name="T1"> Utiliza el siguiente comando para instalar el servidor DHCP en Red Hat:</text:span></text:p>
          <text:p text:style-name="P10">bashCopy code</text:p>
          <text:p text:style-name="P8"><text:soft-page-break/><text:span text:style-name="Source_20_Text"><text:span text:style-name="T1">sudo yum install dhcp</text:span></text:span></text:p>
        </text:list-item>
        <text:list-item>
          <text:p text:style-name="P15"><text:span text:style-name="Strong_20_Emphasis"><text:span text:style-name="T1">Configurar el archivo </text:span></text:span><text:span text:style-name="Strong_20_Emphasis"><text:span text:style-name="Source_20_Text"><text:span text:style-name="T1">/etc/dhcp/dhcpd.conf</text:span></text:span></text:span><text:span text:style-name="Strong_20_Emphasis"><text:span text:style-name="T1">:</text:span></text:span><text:span text:style-name="T1"> El archivo de configuración principal para el servidor DHCP se encuentra en </text:span><text:span text:style-name="Source_20_Text"><text:span text:style-name="T1">/etc/dhcp/dhcpd.conf</text:span></text:span><text:span text:style-name="T1">. Puedes editarlo con un editor de texto como </text:span><text:span text:style-name="Source_20_Text"><text:span text:style-name="T1">vi</text:span></text:span><text:span text:style-name="T1"> o </text:span><text:span text:style-name="Source_20_Text"><text:span text:style-name="T1">nano</text:span></text:span><text:span text:style-name="T1">:</text:span></text:p>
          <text:p text:style-name="P10">bashCopy code</text:p>
          <text:p text:style-name="P8"><text:span text:style-name="Source_20_Text"><text:span text:style-name="T1">sudo vi /etc/dhcp/dhcpd.conf</text:span></text:span></text:p>
          <text:p text:style-name="P16">Asegúrate de configurar adecuadamente las opciones como el rango de direcciones IP, el router predeterminado, los servidores DNS y cualquier otra configuración específica para tu red. Aquí tienes un ejemplo básico de configuración:</text:p>
          <text:p text:style-name="P10">textCopy code</text:p>
          <text:p text:style-name="P9"><text:span text:style-name="Source_20_Text"><text:span text:style-name="T1">subnet 192.168.1.0 netmask 255.255.255.0 {</text:span></text:span></text:p>
          <text:p text:style-name="P9"><text:span text:style-name="Source_20_Text"><text:span text:style-name="T1"><text:s text:c="4"/>range 192.168.1.100 192.168.1.200;</text:span></text:span></text:p>
          <text:p text:style-name="P9"><text:span text:style-name="Source_20_Text"><text:span text:style-name="T1"><text:s text:c="4"/>option routers 192.168.1.1;</text:span></text:span></text:p>
          <text:p text:style-name="P9"><text:span text:style-name="Source_20_Text"><text:span text:style-name="T1"><text:s text:c="4"/>option domain-name-servers 8.8.8.8;</text:span></text:span></text:p>
          <text:p text:style-name="P8"><text:span text:style-name="Source_20_Text"><text:span text:style-name="T1">}</text:span></text:span></text:p>
          <text:p text:style-name="P16">Este ejemplo configura el servidor DHCP para la red 192.168.1.0/24, asignando direcciones IP del rango 192.168.1.100 a 192.168.1.200, con un router predeterminado en 192.168.1.1 y servidores DNS en 8.8.8.8 (Google DNS). Asegúrate de ajustar estas configuraciones según las necesidades de tu red.</text:p>
        </text:list-item>
        <text:list-item>
          <text:p text:style-name="P15"><text:span text:style-name="Strong_20_Emphasis"><text:span text:style-name="T1">Habilitar y arrancar el servicio DHCP:</text:span></text:span><text:span text:style-name="T1"> Una vez que hayas configurado </text:span><text:span text:style-name="Source_20_Text"><text:span text:style-name="T1">dhcpd.conf</text:span></text:span><text:span text:style-name="T1">, habilita y arranca el servicio DHCP:</text:span></text:p>
          <text:p text:style-name="P10">bashCopy code</text:p>
          <text:p text:style-name="P9"><text:span text:style-name="Source_20_Text"><text:span text:style-name="T1">sudo systemctl enable dhcpd</text:span></text:span></text:p>
          <text:p text:style-name="P8"><text:span text:style-name="Source_20_Text"><text:span text:style-name="T1">sudo systemctl start dhcpd</text:span></text:span></text:p>
          <text:p text:style-name="P16">Estos comandos habilitan el servicio DHCP para que se inicie automáticamente en el arranque del sistema y luego inician el servicio.</text:p>
        </text:list-item>
        <text:list-item>
          <text:p text:style-name="P15"><text:span text:style-name="Strong_20_Emphasis"><text:span text:style-name="T1">Configurar el firewall (si es necesario):</text:span></text:span><text:span text:style-name="T1"> Si estás utilizando un firewall en tu sistema Red Hat, asegúrate de permitir el tráfico DHCP. Puedes abrir el puerto DHCP (por defecto, UDP puerto 67) utilizando el comando </text:span><text:span text:style-name="Source_20_Text"><text:span text:style-name="T1">firewall-cmd</text:span></text:span><text:span text:style-name="T1">:</text:span></text:p>
          <text:p text:style-name="P10">bashCopy code</text:p>
          <text:p text:style-name="P9"><text:span text:style-name="Source_20_Text"><text:span text:style-name="T1">sudo firewall-cmd --permanent --add-service=dhcp</text:span></text:span></text:p>
          <text:p text:style-name="P8"><text:span text:style-name="Source_20_Text"><text:span text:style-name="T1">sudo firewall-cmd --reload</text:span></text:span></text:p>
          <text:p text:style-name="P16">Esto permite el tráfico DHCP a través del firewall.</text:p>
        </text:list-item>
        <text:list-item>
          <text:p text:style-name="P15"><text:span text:style-name="Strong_20_Emphasis"><text:span text:style-name="T1">Revisar el registro y verificar el funcionamiento:</text:span></text:span><text:span text:style-name="T1"> Después de haber configurado el servidor DHCP, puedes revisar los registros del sistema y los registros del servidor DHCP </text:span><text:soft-page-break/><text:span text:style-name="T1">para verificar si hay errores o problemas. Además, asegúrate de que los clientes estén recibiendo direcciones IP correctamente.</text:span></text:p>
        </text:list-item>
      </text:list>
      <text:p text:style-name="P5">Espero que estos pasos te sean útiles para instalar y configurar el servidor DHCP en un sistema Red Hat o en una distribución basada en Red Hat. Ten en cuenta que los comandos y configuraciones pueden variar ligeramente según la versión específica de Red Hat que estés utilizando.</text:p>
      <text:p text:style-name="P6"><draw:frame draw:style-name="fr1" draw:name="Imagen1" text:anchor-type="as-char" svg:width="0.953cm" svg:height="0.953cm" draw:z-index="0"><draw:image xlink:href="Pictures/10000000000000600000006080A0525099010D9B.png" xlink:type="simple" xlink:show="embed" xlink:actuate="onLoad" draw:mime-type="image/png"/><svg:title>User</svg:title></draw:frame></text:p>
      <text:p text:style-name="P4">thanks a lot</text:p>
      <text:p text:style-name="P5">You're welcome! If you have any more questions or if there's anything else I can help you with, feel free to ask. Happy computing!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0-19T14:13:31.455574925</dc:date>
    <meta:editing-duration>P2DT17H2M36S</meta:editing-duration>
    <meta:editing-cycles>30</meta:editing-cycles>
    <meta:generator>LibreOffice/7.4.1.2$Linux_X86_64 LibreOffice_project/3c58a8f3a960df8bc8fd77b461821e42c061c5f0</meta:generator>
    <meta:document-statistic meta:table-count="1" meta:image-count="1" meta:object-count="0" meta:page-count="3" meta:paragraph-count="62" meta:word-count="738" meta:character-count="4689" meta:non-whitespace-character-count="4005"/>
  </office:meta>
</office:document-meta>
</file>